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1.27cm" svg:x="8.62cm" svg:y="1.635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3.54cm" svg:y="6.08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.635cm" svg:y="8.62cm">
          <text:p text:style-name="P1">server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9.255cm" svg:y="3.54cm">
          <text:p text:style-name="P1">GU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13.7cm" svg:y="6.08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5.605cm" svg:y="8.62cm">
          <text:p text:style-name="P1">client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9.89cm" svg:y="12.43cm">
          <text:p text:style-name="P1">downlo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16.875cm" svg:y="10.52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2.27cm" svg:y="10.52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2.905cm" svg:x2="10.525cm" svg:y2="3.54cm">
          <text:p text:style-name="P3"/>
        </draw:line>
        <draw:line draw:style-name="gr3" draw:text-style-name="P2" draw:layer="layout" svg:x1="9.255cm" svg:y1="4.175cm" svg:x2="5.445cm" svg:y2="6.08cm">
          <text:p text:style-name="P3"/>
        </draw:line>
        <draw:line draw:style-name="gr3" draw:text-style-name="P2" draw:layer="layout" svg:x1="11.795cm" svg:y1="4.175cm" svg:x2="15.605cm" svg:y2="6.08cm">
          <text:p text:style-name="P3"/>
        </draw:line>
        <draw:line draw:style-name="gr3" draw:text-style-name="P2" draw:layer="layout" svg:x1="16.24cm" svg:y1="7.35cm" svg:x2="18.145cm" svg:y2="8.62cm">
          <text:p text:style-name="P3"/>
        </draw:line>
        <draw:line draw:style-name="gr3" draw:text-style-name="P2" draw:layer="layout" svg:x1="18.145cm" svg:y1="9.89cm" svg:x2="18.145cm" svg:y2="10.525cm">
          <text:p text:style-name="P3"/>
        </draw:line>
        <draw:line draw:style-name="gr3" draw:text-style-name="P2" draw:layer="layout" svg:x1="3.54cm" svg:y1="9.89cm" svg:x2="3.54cm" svg:y2="10.525cm">
          <text:p text:style-name="P3"/>
        </draw:line>
        <draw:line draw:style-name="gr3" draw:text-style-name="P2" draw:layer="layout" svg:x1="4.81cm" svg:y1="7.35cm" svg:x2="3.54cm" svg:y2="8.62cm">
          <text:p text:style-name="P3"/>
        </draw:line>
        <draw:line draw:style-name="gr3" draw:text-style-name="P2" draw:layer="layout" svg:x1="14.97cm" svg:y1="7.35cm" svg:x2="13.065cm" svg:y2="9.89cm">
          <text:p text:style-name="P3"/>
        </draw:line>
        <draw:custom-shape draw:style-name="gr2" draw:text-style-name="P2" draw:layer="layout" svg:width="4.445cm" svg:height="1.27cm" svg:x="12.43cm" svg:y="14.97cm">
          <text:p text:style-name="P1">superBlo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2.43cm" svg:y1="13.7cm" svg:x2="13.7cm" svg:y2="14.97cm">
          <text:p text:style-name="P3"/>
        </draw:line>
        <draw:custom-shape draw:style-name="gr2" draw:text-style-name="P2" draw:layer="layout" svg:width="5.08cm" svg:height="1.27cm" svg:x="7.985cm" svg:y="6.08cm">
          <text:p text:style-name="P1">explo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6.08cm" svg:x2="10.525cm" svg:y2="4.81cm">
          <text:p text:style-name="P3"/>
        </draw:line>
        <draw:custom-shape draw:style-name="gr2" draw:text-style-name="P2" draw:layer="layout" svg:width="2.54cm" svg:height="1.27cm" svg:x="9.255cm" svg:y="7.98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7.985cm" svg:x2="10.525cm" svg:y2="7.35cm">
          <text:p text:style-name="P3"/>
        </draw:line>
        <draw:custom-shape draw:style-name="gr2" draw:text-style-name="P2" draw:layer="layout" svg:width="2.54cm" svg:height="1.27cm" svg:x="8.62cm" svg:y="14.97cm">
          <text:p text:style-name="P1">has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065cm" svg:y1="11.16cm" svg:x2="11.795cm" svg:y2="12.43cm">
          <text:p text:style-name="P3"/>
        </draw:line>
        <draw:custom-shape draw:style-name="gr2" draw:text-style-name="P2" draw:layer="layout" svg:width="2.54cm" svg:height="1.138cm" svg:x="7.35cm" svg:y="17.642cm">
          <text:p text:style-name="P1">SH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9.89cm" svg:y1="16.24cm" svg:x2="8.62cm" svg:y2="17.642cm">
          <text:p text:style-name="P3"/>
        </draw:line>
        <draw:frame draw:style-name="gr4" draw:text-style-name="P3" draw:layer="layout" svg:width="6.35cm" svg:height="1.237cm" svg:x="7.35cm" svg:y="1.635cm">
          <draw:text-box>
            <text:p text:style-name="P3"/>
          </draw:text-box>
        </draw:frame>
        <draw:custom-shape draw:style-name="gr2" draw:text-style-name="P2" draw:layer="layout" svg:width="4.445cm" svg:height="1.402cm" svg:x="10.525cm" svg:y="9.89cm">
          <text:p text:style-name="P1">clientBuff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16cm" svg:y1="13.7cm" svg:x2="9.89cm" svg:y2="14.9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mack</meta:initial-creator>
    <meta:creation-date>2007-08-07T19:56:05</meta:creation-date>
    <dc:date>2008-01-01T01:57:45</dc:date>
    <meta:editing-cycles>8</meta:editing-cycles>
    <meta:editing-duration>PT3H13M5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